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loext:contextual-spacing="false" fo:line-height="100%"/>
    </style:style>
    <style:style style:name="P2"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n" style:country-asian="IN" style:font-name-complex="Courier New2" style:font-size-complex="10pt"/>
    </style:style>
    <style:style style:name="P5" style:family="paragraph" style:parent-style-name="Heading_20_4" style:master-page-name="Standard">
      <style:paragraph-properties style:page-number="auto"/>
      <style:text-properties fo:font-size="20pt" style:font-name-asian="Times New Roman1" style:font-size-asian="20pt" style:language-asian="en" style:country-asian="IN" style:font-size-complex="20pt"/>
    </style:style>
    <style:style style:name="P6" style:family="paragraph" style:parent-style-name="Standard" style:list-style-name="">
      <style:paragraph-properties fo:margin-top="0.494cm" fo:margin-bottom="0.494cm" loext:contextual-spacing="false" fo:line-height="100%"/>
    </style:style>
    <style:style style:name="P7" style:family="paragraph" style:parent-style-name="Standard" style:list-style-name="">
      <style:paragraph-properties fo:margin-top="0.494cm" fo:margin-bottom="0.494cm" loext:contextual-spacing="false" fo:line-height="100%"/>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P8"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9" style:family="paragraph" style:parent-style-name="Standard" style:list-style-name="">
      <style:paragraph-properties fo:margin-top="0.494cm" fo:margin-bottom="0.494cm" loext:contextual-spacing="false" fo:line-height="100%"/>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P10"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n" style:country-asian="IN" style:font-name-complex="Courier New2" style:font-size-complex="10pt"/>
    </style:style>
    <style:style style:name="P11" style:family="paragraph" style:parent-style-name="Standard" style:list-style-name="WWNum1">
      <style:paragraph-properties fo:margin-top="0cm" fo:margin-bottom="0cm" loext:contextual-spacing="false" fo:line-height="100%"/>
    </style:style>
    <style:style style:name="P12" style:family="paragraph" style:parent-style-name="Standard" style:list-style-name="WWNum2">
      <style:paragraph-properties fo:margin-top="0cm" fo:margin-bottom="0cm" loext:contextual-spacing="false" fo:line-height="100%"/>
    </style:style>
    <style:style style:name="P13" style:family="paragraph" style:parent-style-name="Standard" style:list-style-name="WWNum3">
      <style:paragraph-properties fo:margin-top="0cm" fo:margin-bottom="0cm" loext:contextual-spacing="false" fo:line-height="100%"/>
    </style:style>
    <style:style style:name="P14" style:family="paragraph" style:parent-style-name="Standard" style:list-style-name="WWNum4">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 style:family="paragraph" style:parent-style-name="Standard" style:list-style-name="WWNum2">
      <style:paragraph-properties fo:margin-top="0.494cm" fo:margin-bottom="0cm" loext:contextual-spacing="false" fo:line-height="100%"/>
    </style:style>
    <style:style style:name="P17" style:family="paragraph" style:parent-style-name="Standard">
      <style:paragraph-properties fo:margin-left="0.635cm" fo:margin-right="0cm" fo:margin-top="0.494cm" fo:margin-bottom="0.494cm" loext:contextual-spacing="false" fo:line-height="100%" fo:text-indent="0cm" style:auto-text-indent="false"/>
      <style:text-properties style:font-name="Times New Roman" fo:font-size="12pt" style:font-name-asian="Times New Roman1" style:font-size-asian="12pt" style:language-asian="en" style:country-asian="IN" style:font-name-complex="Times New Roman1" style:font-size-complex="12pt"/>
    </style:style>
    <style:style style:name="P18" style:family="paragraph">
      <loext:graphic-properties draw:fill="solid" draw:fill-color="#a0a0a0"/>
      <style:paragraph-properties fo:text-align="center"/>
    </style:style>
    <style:style style:name="T1" style:family="text">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T2" style:family="text">
      <style:text-properties style:font-name="Times New Roman" fo:font-size="12pt" style:font-name-asian="Times New Roman1" style:font-size-asian="12pt" style:language-asian="en" style:country-asian="IN" style:font-name-complex="Times New Roman1" style:font-size-complex="12pt"/>
    </style:style>
    <style:style style:name="T3" style:family="text">
      <style:text-properties style:font-name="Times New Roman" fo:font-size="12pt" officeooo:rsid="002190d2" style:font-name-asian="Times New Roman1" style:font-size-asian="12pt" style:language-asian="en" style:country-asian="IN" style:font-name-complex="Times New Roman1" style:font-size-complex="12pt"/>
    </style:style>
    <style:style style:name="T4" style:family="text">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T5" style:family="text">
      <style:text-properties style:font-name="Courier New" fo:font-size="10pt" style:font-name-asian="Times New Roman1" style:font-size-asian="10pt" style:language-asian="en" style:country-asian="IN" style:font-name-complex="Courier New2" style:font-size-complex="10pt"/>
    </style:style>
    <style:style style:name="T6" style:family="text">
      <style:text-properties style:font-name="Courier New" fo:font-size="10pt" fo:font-weight="bold" style:font-name-asian="Times New Roman1" style:font-size-asian="10pt" style:language-asian="en" style:country-asian="IN" style:font-weight-asian="bold" style:font-name-complex="Courier New2" style:font-size-complex="10pt" style:font-weight-complex="bold"/>
    </style:style>
    <style:style style:name="T7" style:family="text">
      <style:text-properties officeooo:rsid="002190d2"/>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4">ACL (access controle lists) DOCUMENT </text:h>
      <text:h text:style-name="P7" text:outline-level="3">1.Create a Test Topic</text:h>
      <text:p text:style-name="P2"/>
      <text:p text:style-name="P15"><text:span text:style-name="T5">kafka-topics --bootstrap-server zoo1:9092 --create --topic acl-test --partitions 1 --replication-factor 1</text:span></text:p>
      <text:p text:style-name="P17">In this command we are creating topic as acl-test for testing acl .</text:p>
      <text:p text:style-name="P3"><draw:rect text:anchor-type="as-char" style:rel-width="100%" draw:z-index="0" draw:name="Shape1" draw:style-name="gr1" draw:text-style-name="P18" svg:width="15.922cm" svg:height="0.054cm"><text:p/></draw:rect></text:p>
      <text:h text:style-name="P6" text:outline-level="3"><text:span text:style-name="T1">2. Enable ACL Authorization in </text:span><text:span text:style-name="T6">server.properties</text:span></text:h>
      <text:p text:style-name="P1"><text:span text:style-name="T2">On </text:span><text:span text:style-name="T4">all three brokers</text:span><text:span text:style-name="T2">, </text:span><text:span text:style-name="T3">we</text:span><text:span text:style-name="T2"> need to configure the </text:span><text:span text:style-name="T5">server.properties</text:span><text:span text:style-name="T2"> file to enable ACL authorization.</text:span></text:p>
      <text:p text:style-name="P4">sudo vi /etc/kafka/server.properties</text:p>
      <text:p text:style-name="P2">Adding <text:s/>the following lines to enable authorization:</text:p>
      <text:p text:style-name="P4"/>
      <text:p text:style-name="P4">authorizer.class.name=kafka.security.auth.SimpleAclAuthorizer</text:p>
      <text:p text:style-name="P4">super.users=User:admin</text:p>
      <text:p text:style-name="P4">allow.everyone.if.no.acl.found=true</text:p>
      <text:p text:style-name="P4">ssl.principal.mapping.rules=RULE:^CN=(.*?),OU=.*$/$1/,DEFAULT</text:p>
      <text:list xml:id="list391677610" text:style-name="WWNum2">
        <text:list-header>
          <text:p text:style-name="P16"><text:span text:style-name="T2"/></text:p>
        </text:list-header>
      </text:list>
      <text:p text:style-name="P3"><draw:rect text:anchor-type="as-char" style:rel-width="100%" draw:z-index="1" draw:name="Shape2" draw:style-name="gr1" draw:text-style-name="P18" svg:width="15.922cm" svg:height="0.054cm"><text:p/></draw:rect></text:p>
      <text:h text:style-name="P7" text:outline-level="3">3. Restarting <text:s/>Kafka Services</text:h>
      <text:p text:style-name="P2">After editing the configuration, we have to restart the Kafka services on each broker:</text:p>
      <text:p text:style-name="P4">sudo systemctl restart confluent-kafka</text:p>
      <text:p text:style-name="P2">To check the status to confirm that Kafka is running without any issues</text:p>
      <text:p text:style-name="P4">sudo systemctl status confluent-kafka</text:p>
      <text:p text:style-name="P3"><draw:rect text:anchor-type="as-char" style:rel-width="100%" draw:z-index="2" draw:name="Shape3" draw:style-name="gr1" draw:text-style-name="P18" svg:width="15.922cm" svg:height="0.054cm"><text:p/></draw:rect></text:p>
      <text:h text:style-name="P7" text:outline-level="3">4. Write Data to the Topic</text:h>
      <text:p text:style-name="P1"><text:span text:style-name="T2">Now, write data to the </text:span><text:span text:style-name="T5">acl-test</text:span><text:span text:style-name="T2"> topic. Since no ACL is set yet and </text:span><text:span text:style-name="T5">allow.everyone.if.no.acl.found</text:span><text:span text:style-name="T2"> is set to </text:span><text:span text:style-name="T5">true</text:span><text:span text:style-name="T2">, this should succeed.</text:span></text:p>
      <text:p text:style-name="P15"><text:span text:style-name="T5">kafka-console-producer --broker-list zoo1:9093 --topic acl-test --producer.config client-ssl.properties</text:span></text:p>
      <text:p text:style-name="P2"><text:soft-page-break/>Here we are connecting to cluster with .9093 port which is secure port to connect kafka cluster so to cnnect to 9093 port we have to produce client ssl properties by using with command --producer.configg</text:p>
      <text:p text:style-name="P3"><draw:rect text:anchor-type="as-char" style:rel-width="100%" draw:z-index="3" draw:name="Shape4" draw:style-name="gr1" draw:text-style-name="P18" svg:width="15.922cm" svg:height="0.054cm"><text:p/></draw:rect></text:p>
      <text:h text:style-name="P6" text:outline-level="3"><text:span text:style-name="T1">5. Add an ACL for </text:span><text:span text:style-name="T6">otheruser</text:span></text:h>
      <text:p text:style-name="P15"><text:span text:style-name="T5">kafka-acls --authorizer-properties zookeeper.connect=localhost:2181 --add --allow-principal User:otheruser --operation Write --topic acl-test</text:span></text:p>
      <text:p text:style-name="P2"><text:s text:c="2"/>Here we are using <text:s/>above command to create acl on kafka soursces here we are we are creating acl on topic (which is kafka source) and we are mentioned that –allow-principal that User:Otheruser it’s mans the acl permitted otheruser role to perform write to topic acl-test</text:p>
      <text:p text:style-name="P3"><draw:rect text:anchor-type="as-char" style:rel-width="100%" draw:z-index="4" draw:name="Shape5" draw:style-name="gr1" draw:text-style-name="P18" svg:width="15.922cm" svg:height="0.054cm"><text:p/></draw:rect></text:p>
      <text:h text:style-name="P7" text:outline-level="3">6. Attempt to Write to the Topic as Another User</text:h>
      <text:p text:style-name="P1"><text:span text:style-name="T2">Now, attempt to write to the </text:span><text:span text:style-name="T5">acl-test</text:span><text:span text:style-name="T2"> topic using a different user, such as </text:span><text:span text:style-name="T5">kafkauser</text:span><text:span text:style-name="T2">. Since the ACL only allows </text:span><text:span text:style-name="T5">otheruser</text:span><text:span text:style-name="T2"> to write, this should fail.</text:span></text:p>
      <text:p text:style-name="P4">kafka-console-producer --broker-list zoo1:9093 --topic acl-test --producer.config client-ssl.properties</text:p>
      <text:p text:style-name="P2">.we have created acl on topic acl-test soo .If we would be producing messages to acl-test topic the kafka with 9093 port that willl throws AUTHORIZATION ERROR <text:s/>bcz acl has been created on that topic </text:p>
      <text:p text:style-name="P3"><draw:rect text:anchor-type="as-char" style:rel-width="100%" draw:z-index="5" draw:name="Shape6" draw:style-name="gr1" draw:text-style-name="P18" svg:width="15.922cm" svg:height="0.054cm"><text:p/></draw:rect></text:p>
      <text:h text:style-name="P6" text:outline-level="3"><text:span text:style-name="T1">7. Add an ACL for </text:span><text:span text:style-name="T6">kafkauser</text:span></text:h>
      <text:p text:style-name="P4">kafka-acls --authorizer-properties zookeeper.connect=localhost:2181 --add --allow-principal User:kafkauser --operation Write --topic acl-test</text:p>
      <text:p text:style-name="P4"/>
      <text:p text:style-name="P3"><text:span text:style-name="T2">Now we are adding another acl for kafkaUser principalname <text:s/>this acl is permitting kafkausr to write operation on acl-test topic . Here Kafka user is nothing but admin that now he can easily write to that toopic .</text:span><draw:rect text:anchor-type="as-char" style:rel-width="100%" draw:z-index="6" draw:name="Shape7" draw:style-name="gr1" draw:text-style-name="P18" svg:width="15.922cm" svg:height="0.054cm"><text:p/></draw:rect></text:p>
      <text:h text:style-name="P7" text:outline-level="3">8. Test Writing to the Topic Again<text:bookmark text:name="_GoBack"/></text:h>
      <text:p text:style-name="P4">kafka-console-producer --broker-list zoo1:9093 --topic acl-test --producer.config client-ssl.properties</text:p>
      <text:p text:style-name="P1"><text:span text:style-name="T2">After adding the proper ACLs, </text:span><text:span text:style-name="T5">kafkauser</text:span><text:span text:style-name="T2"> should now be able to produce messages to the </text:span><text:span text:style-name="T5">acl-test</text:span><text:span text:style-name="T2"> topic.</text:span></text:p>
      <text:p text:style-name="P3"><draw:rect text:anchor-type="as-char" style:rel-width="100%" draw:z-index="7" draw:name="Shape8" draw:style-name="gr1" draw:text-style-name="P18" svg:width="15.922cm" svg:height="0.054cm"><text:p/></draw:rect></text:p>
      <text:h text:style-name="P9" text:outline-level="3"><text:soft-page-break/></text:h>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enovo</meta:initial-creator>
    <meta:editing-cycles>3</meta:editing-cycles>
    <meta:creation-date>2024-09-20T08:16:00</meta:creation-date>
    <dc:date>2024-10-24T15:58:01.255715177</dc:date>
    <meta:editing-duration>PT1H3S</meta:editing-duration>
    <meta:generator>LibreOffice/6.4.7.2$Linux_X86_64 LibreOffice_project/40$Build-2</meta:generator>
    <meta:document-statistic meta:table-count="0" meta:image-count="0" meta:object-count="0" meta:page-count="3" meta:paragraph-count="42" meta:word-count="427" meta:character-count="2929" meta:non-whitespace-character-count="25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